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01-configuracion-y-calculo-de-instalaciones-electroacusticas<text:line-break/>02-montaje-diagnostico-y-averias-en-instalaciones-electroacusticas<text:line-break/>03-configuracion-y-calculo-de-antenas-de-tv-y-satelite<text:line-break/>04-montaje-diagnostico-y-averias-en-antenas-de-tv-y-satelite<text:line-break/>05-sistemas-de-telefonia-estructura-conmutacion-y-transmision<text:line-break/>06-configuracion-y-calculo-de-telefonia-e-intercomunicacion<text:line-break/>07-montaje-diagnostico-y-averias-en-telefonia-e-intercomunicacion<text:line-break/>08-configuracion-y-calculo-de-instalaciones-de-seguridad<text:line-break/>09-montaje-diagnostico-y-averias-en-instalaciones-de-seguridad<text:line-break/>10-configuracion-y-calculo-de-instalaciones-solares-fotovoltaicas<text:line-break/>11-montaje-diagnostico-y-averias-en-instalaciones-fotovoltaicas<text:line-break/>12-tecnicas-basicas-de-mecanizado-electrotecnico<text:line-break/>13-diseno-y-construccion-de-cuadros-electricos<text:line-break/>14-transformadores-tipologia-y-funcionamiento<text:line-break/>15-bobinado-y-conexionado-de-transformadores<text:line-break/>16-mantenimiento-de-transformadores<text:line-break/>17-maquinas-electricas-rotativas-en-servicio<text:line-break/>18-mando-y-maniobra-de-motores-electricos<text:line-break/>19-bobinado-de-maquinas-de-corriente-continua<text:line-break/>20-mantenimiento-de-maquinas-de-corriente-continua<text:line-break/>21-bobinado-de-maquinas-de-corriente-alterna<text:line-break/>22-mantenimiento-de-maquinas-de-corriente-alterna<text:line-break/>23-instalaciones-de-distribucion-de-energia-electrica<text:line-break/>24-distribucion-electrica-de-bt-en-ambiente-industrial<text:line-break/>25-electrificacion-en-viviendas<text:line-break/>26-electrificacion-en-locales-de-publica-concurrencia<text:line-break/>27-electrificacion-en-locales-con-riesgo-de-incendio-o-explosion<text:line-break/>28-electrificacion-en-locales-de-caracteristicas-especiales<text:line-break/>29-instalaciones-de-alumbrado<text:line-break/>30-instalaciones-de-alimentacion-de-socorro<text:line-break/>31-montaje-de-instalaciones-de-electrificacion-en-edificios<text:line-break/>32-diagnostico-de-averias-en-instalaciones-de-bt<text:line-break/>33-proteccion-electrica-y-prevencion-de-accidentes<text:line-break/>34-principios-basicos-de-automatizacion<text:line-break/>35-funciones-digitales-combinacionales<text:line-break/>36-funciones-digitales-secuenciales<text:line-break/>37-comunicaciones-en-instalaciones-automatizadas<text:line-break/>38-automatizacion-de-viviendas-gestion-de-energia<text:line-break/>39-automatizacion-de-viviendas-gestion-de-seguridad<text:line-break/>40-automatizacion-de-viviendas-confort<text:line-break/>41-automatizacion-de-viviendas-telecomunicaciones<text:line-break/>42-montaje-y-diagnostico-de-instalaciones-automatizadas<text:line-break/>43-puesta-en-servicio-y-programacion-de-instalaciones-automatizadas<text:line-break/>44-sistemas-automaticos-con-automatas-programables<text:line-break/>45-programacion-de-automatas-grafcet<text:line-break/>46-programacion-de-automatas-lista-de-instrucciones<text:line-break/><text:soft-page-break/>47-sistemas-informaticos-monousuario-y-multiusuario<text:line-break/>48-instalacion-y-configuracion-de-entornos-informaticos<text:line-break/>49-sistemas-operativos-y-entornos-graficos<text:line-break/>50-instalacion-y-gestion-de-sistemas-operativos<text:line-break/>51-elaboracion-de-documentos-con-aplicaciones-informaticas<text:line-break/>52-edicion-de-esquemas-electricos-por-ordenador<text:line-break/>53-documentacion-tecnica-de-instalaciones-electrotecnicas<text:line-break/>54-teleinformatica-conceptos-y-sistemas<text:line-break/>55-transmision-de-datos<text:line-break/>56-redes-y-sistemas-telematicos<text:line-break/>57-control-secuencial-neumatico<text:line-break/>58-control-secuencial-hidraulico<text:line-break/>59-manipuladores-y-robots<text:line-break/>60-diagnosis-y-mantenimiento-de-sistemas-automaticos-secuenciales<text:line-break/>61-electronica-de-potencia-diagnostico-de-averias<text:line-break/>62-regulacion-electronica-de-maquinas-electricas<text:line-break/>63-regulacion-de-motores-de-corriente-continua<text:line-break/>64-averias-en-regulacion-de-motores-de-corriente-continua<text:line-break/>65-regulacion-de-motores-de-corriente-alterna<text:line-break/>66-averias-en-regulacion-de-motores-de-corriente-alterna<text:line-break/>67-desarrollo-de-proyectos-electrotecnicos<text:line-break/>68-organizacion-y-direccion-de-proyectos<text:line-break/>69-finalizacion-y-entrega-de-proyectos<text:line-break/>70-gestion-de-talleres-de-mantenimiento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1T18:14:51.050000000</meta:creation-date>
    <dc:date>2026-01-22T16:55:31.999000000</dc:date>
    <meta:editing-duration>PT3M14S</meta:editing-duration>
    <meta:editing-cycles>3</meta:editing-cycles>
    <meta:generator>LibreOffice/7.6.6.3$Windows_X86_64 LibreOffice_project/d97b2716a9a4a2ce1391dee1765565ea469b0ae7</meta:generator>
    <meta:document-statistic meta:table-count="0" meta:image-count="0" meta:object-count="0" meta:page-count="2" meta:paragraph-count="1" meta:word-count="70" meta:character-count="3443" meta:non-whitespace-character-count="3374"/>
  </office:meta>
</office:document-meta>
</file>